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mbria"/>
    </style:style>
    <style:style style:name="P3" style:family="paragraph" style:parent-style-name="Standard">
      <style:paragraph-properties fo:line-height="200%" fo:text-align="start" style:justify-single-word="false"/>
      <style:text-properties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Cambria" fo:font-size="14pt" fo:font-weight="bold" officeooo:paragraph-rsid="0001c40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c40a" officeooo:paragraph-rsid="0001c40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bold" officeooo:paragraph-rsid="0001c40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T1" style:family="text">
      <style:text-properties fo:color="#810000" style:font-name="Calibri" fo:font-size="36pt" style:font-size-asian="36pt"/>
    </style:style>
    <style:style style:name="T2" style:family="text">
      <style:text-properties fo:color="#810000" style:font-name="Calibri" fo:font-size="22pt" style:font-size-asian="22pt"/>
    </style:style>
    <style:style style:name="T3" style:family="text">
      <style:text-properties fo:color="#810000" fo:font-size="36pt" style:font-size-asian="36pt"/>
    </style:style>
    <style:style style:name="T4" style:family="text">
      <style:text-properties fo:color="#810000" fo:font-size="22pt" style:font-size-asian="22pt"/>
    </style:style>
    <style:style style:name="T5" style:family="text">
      <style:text-properties style:font-name="NimbusRomNo9L-Regu"/>
    </style:style>
    <style:style style:name="T6" style:family="text">
      <style:text-properties style:font-name="NimbusRomNo9L-Regu" fo:font-size="12pt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officeooo:rsid="0001c40a"/>
    </style:style>
    <style:style style:name="T9" style:family="text">
      <style:text-properties style:font-name="Calibri"/>
    </style:style>
    <style:style style:name="T10" style:family="text">
      <style:text-properties style:font-name="Calibri" fo:font-size="14pt" style:font-size-asian="14pt"/>
    </style:style>
    <style:style style:name="T11" style:family="text">
      <style:text-properties style:font-name="Cambri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weight="bold" officeooo:rsid="0001c40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CmpE 493</text:span></text:p>
      <text:p text:style-name="P2"><text:span text:style-name="T3">Information Retrieval</text:span></text:p>
      <text:p text:style-name="P2"><text:span text:style-name="T4"/></text:p>
      <text:p text:style-name="P2"><text:span text:style-name="T4">Assignment 1 Report</text:span></text:p>
      <text:p text:style-name="P2"><text:span text:style-name="T4">Atakan Arıkan – 201140024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(a) Briefly describe how you performed tokenisation.</text:p>
      <text:p text:style-name="P4"/>
      <text:p text:style-name="P3"><text:tab/>It's a simple tokenizer, splits the given line by whitespace. Then for each token,</text:p>
      <text:p text:style-name="P3">if the token is not convertible to the double, iterates through each character and</text:p>
      <text:p text:style-name="P3">gets rid of the nonword characters. For instance, U.S.A. becomes USA.</text:p>
      <text:p text:style-name="P5">(b) What is the size of your vocabulary?</text:p>
      <text:p text:style-name="P6">&gt; 14832</text:p>
      <text:p text:style-name="P8"><text:span text:style-name="T8">(c) For each word in the vocabulary, compute the sum of the TF-IDF scores of the word </text:span>in all document in the spam training set. List the top 20 words with the highest total TF-IDF scores in the spam training set.</text:p>
      <text:p text:style-name="P7">&gt; 0, money, mail, address, free, business, internet, http, day, 20, remove, com, 100, order, check, site, list, product, report, credit</text:p>
      <text:p text:style-name="P9"><text:span text:style-name="T8">(</text:span>d<text:span text:style-name="T8">) For each word in the vocabulary, compute the sum of the TF-IDF scores of the word </text:span>in all document in the non-spam training set. List the top 20 words with the highest total TF-IDF scores in the non-spam training set.</text:p>
      <text:p text:style-name="P7">&gt; language, university, linguistic, linguist, linguistics, english, department, edu, study, reference, issue, theory, speak, word, student, de, grammar, seem, science, spea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6S</meta:editing-duration>
    <meta:editing-cycles>3</meta:editing-cycles>
    <meta:generator>LibreOffice/4.4.1.2$Windows_x86 LibreOffice_project/45e2de17089c24a1fa810c8f975a7171ba4cd432</meta:generator>
    <dc:date>2015-12-01T13:57:15.843000000</dc:date>
    <meta:document-statistic meta:table-count="0" meta:image-count="0" meta:object-count="0" meta:page-count="2" meta:paragraph-count="14" meta:word-count="190" meta:character-count="1149" meta:non-whitespace-character-count="971"/>
    <meta:user-defined meta:name="Info 1"/>
    <meta:user-defined meta:name="Info 2"/>
    <meta:user-defined meta:name="Info 3"/>
    <meta:user-defined meta:name="Info 4"/>
  </office:meta>
</office:document-meta>
</file>